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office:value-type="string" calcext:value-type="string">
            <text:p>LZIP (m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office:value-type="float" office:value="75.56" calcext:value-type="float">
            <text:p>75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5.56" calcext:value-type="float">
            <text:p>75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office:value-type="float" office:value="50.4" calcext:value-type="float">
            <text:p>50.4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table:number-columns-repeated="2" office:value-type="string" calcext:value-type="string">
            <text:p>BZI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formula="of:=[.D2]/[.D3]" office:value-type="percentage" office:value="7.60902896081772" calcext:value-type="percentage">
            <text:p>760.90%</text:p>
          </table:table-cell>
          <table:table-cell table:style-name="ce3" table:formula="of:=[.E2]/[.E3]" office:value-type="percentage" office:value="1.47234000591658" calcext:value-type="percentage">
            <text:p>147.23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3.4398194583751" calcext:value-type="percentage">
            <text:p>1343.98%</text:p>
          </table:table-cell>
          <table:table-cell table:style-name="ce3" table:formula="of:=[.E2]/[.E4]" office:value-type="percentage" office:value="1.71917098445596" calcext:value-type="percentage">
            <text:p>171.92%</text:p>
          </table:table-cell>
          <table:table-cell table:style-name="ce3" table:formula="of:=[.F2]/[.F4]" office:value-type="percentage" office:value="1.49920634920635" calcext:value-type="percentage">
            <text:p>149.92%</text:p>
          </table:table-cell>
          <table:table-cell table:style-name="ce3" table:number-columns-repeated="2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0:54:21.6160239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8T02:44:35.856776082</dc:date>
    <meta:editing-duration>PT7H23M4S</meta:editing-duration>
    <meta:editing-cycles>52</meta:editing-cycles>
    <meta:generator>LibreOffice/7.2.2.2$Linux_X86_64 LibreOffice_project/20$Build-2</meta:generator>
    <meta:document-statistic meta:table-count="11" meta:cell-count="34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A1:'Compression (x64)'.H4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>LZIP (m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75.56">
                <text:p>7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75.56">
                <text:p>7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33.62">
                <text:p>33.62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A9:'Compression (x64)'.H11" chart:data-source-has-labels="both" svg:x="0.351cm" svg:y="0.197cm" svg:width="14.445cm" svg:height="9.503cm">
          <chart:coordinate-region svg:x="2.137cm" svg:y="0.197cm" svg:width="12.659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BZIP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1.49920634920635">
                <text:p>1.49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